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Liberation Serif" fo:font-size="10pt" fo:font-style="italic" officeooo:paragraph-rsid="001a32ab" style:font-size-asian="10pt" style:font-style-asian="italic" style:font-size-complex="10pt" style:font-style-complex="italic"/>
    </style:style>
    <style:style style:name="P2" style:family="paragraph" style:parent-style-name="Standard">
      <style:paragraph-properties fo:text-align="start" style:justify-single-word="false"/>
      <style:text-properties style:font-name="Liberation Serif" fo:font-size="10pt" fo:font-weight="bold" officeooo:rsid="0030aec0" officeooo:paragraph-rsid="002a743c" style:font-size-asian="10pt" style:font-weight-asian="bold" style:font-size-complex="10pt" style:font-weight-complex="bold"/>
    </style:style>
    <style:style style:name="P3" style:family="paragraph" style:parent-style-name="Standard">
      <style:paragraph-properties fo:text-align="start" style:justify-single-word="false"/>
      <style:text-properties style:font-name="Liberation Serif" fo:font-size="10pt" fo:font-weight="bold" officeooo:rsid="0030aec0" officeooo:paragraph-rsid="001e49e2"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Liberation Serif" fo:font-size="10pt" fo:font-weight="bold" officeooo:rsid="0030aec0" officeooo:paragraph-rsid="005f0f9f"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Liberation Serif" fo:font-size="10pt" fo:font-weight="bold" officeooo:rsid="0030aec0" officeooo:paragraph-rsid="0093540c" style:font-size-asian="10pt" style:font-weight-asian="bold" style:font-size-complex="10pt" style:font-weight-complex="bold"/>
    </style:style>
    <style:style style:name="P6" style:family="paragraph" style:parent-style-name="Standard">
      <style:paragraph-properties fo:line-height="115%" fo:text-align="justify" style:justify-single-word="false"/>
      <style:text-properties style:font-name="Liberation Serif" fo:font-size="10pt" fo:language="fr" fo:country="FR" fo:font-style="italic" fo:font-weight="normal" officeooo:paragraph-rsid="007e1452" style:font-size-asian="10pt" style:font-style-asian="italic" style:font-weight-asian="normal" style:font-size-complex="10pt" style:font-style-complex="italic" style:font-weight-complex="normal"/>
    </style:style>
    <style:style style:name="P7" style:family="paragraph" style:parent-style-name="Standard">
      <style:paragraph-properties fo:line-height="115%" fo:text-align="center" style:justify-single-word="false"/>
      <style:text-properties style:font-name="Liberation Serif" fo:font-size="10pt" fo:font-style="italic" style:text-underline-style="none" officeooo:rsid="007e1452" officeooo:paragraph-rsid="007e1452" style:font-size-asian="10pt" style:font-style-asian="italic" style:font-size-complex="10pt" style:font-style-complex="italic"/>
    </style:style>
    <style:style style:name="P8" style:family="paragraph" style:parent-style-name="Standard">
      <style:paragraph-properties fo:text-align="start" style:justify-single-word="false"/>
      <style:text-properties style:font-name="Liberation Serif" fo:font-size="10pt" fo:font-weight="normal" officeooo:rsid="002706b0" officeooo:paragraph-rsid="001e49e2" style:font-name-asian="Liberation Serif1" style:font-size-asian="10pt" style:font-weight-asian="normal" style:font-name-complex="Liberation Serif1" style:font-size-complex="10pt" style:font-weight-complex="normal"/>
    </style:style>
    <style:style style:name="P9" style:family="paragraph" style:parent-style-name="Standard">
      <style:paragraph-properties fo:text-align="start" style:justify-single-word="false"/>
      <style:text-properties style:font-name="Liberation Serif" fo:font-size="10pt" fo:font-weight="normal" officeooo:rsid="008de4cf" officeooo:paragraph-rsid="008de4cf" style:font-name-asian="Liberation Serif1" style:font-size-asian="10pt" style:font-weight-asian="normal" style:font-name-complex="Liberation Serif1" style:font-size-complex="10pt" style:font-weight-complex="normal"/>
    </style:style>
    <style:style style:name="P10" style:family="paragraph" style:parent-style-name="Standard">
      <style:paragraph-properties fo:text-align="start" style:justify-single-word="false"/>
      <style:text-properties style:font-name="Liberation Serif" fo:font-size="5pt" fo:font-weight="normal" officeooo:rsid="005976da" officeooo:paragraph-rsid="002a743c" style:font-name-asian="Liberation Serif1" style:font-size-asian="5pt" style:font-weight-asian="normal" style:font-name-complex="Liberation Serif1" style:font-size-complex="5pt" style:font-weight-complex="normal"/>
    </style:style>
    <style:style style:name="P11" style:family="paragraph" style:parent-style-name="Standard">
      <style:paragraph-properties fo:line-height="150%" fo:text-align="justify" style:justify-single-word="false"/>
      <style:text-properties style:font-name="Liberation Serif" fo:font-size="11pt" fo:language="fr" fo:country="FR" fo:font-style="italic" fo:font-weight="normal" officeooo:paragraph-rsid="007e1452" style:font-size-asian="11pt" style:font-style-asian="italic" style:font-weight-asian="normal" style:font-size-complex="11pt" style:font-style-complex="italic" style:font-weight-complex="normal"/>
    </style:style>
    <style:style style:name="P12" style:family="paragraph" style:parent-style-name="Standard">
      <style:paragraph-properties fo:line-height="150%" fo:text-align="justify" style:justify-single-word="false"/>
      <style:text-properties style:font-name="Liberation Serif" fo:font-size="11pt" fo:language="fr" fo:country="FR" fo:font-style="normal" fo:font-weight="normal" officeooo:paragraph-rsid="00805e95" style:font-size-asian="11pt" style:font-style-asian="normal" style:font-weight-asian="normal" style:font-size-complex="11pt" style:font-style-complex="normal" style:font-weight-complex="normal"/>
    </style:style>
    <style:style style:name="P13" style:family="paragraph" style:parent-style-name="Standard">
      <style:paragraph-properties fo:line-height="150%" fo:text-align="justify" style:justify-single-word="false"/>
      <style:text-properties style:font-name="Liberation Serif" fo:font-size="11pt" fo:language="fr" fo:country="FR" fo:font-style="normal" fo:font-weight="normal" officeooo:paragraph-rsid="00840515" style:font-size-asian="11pt" style:font-style-asian="normal" style:font-weight-asian="normal" style:font-size-complex="11pt" style:font-style-complex="normal" style:font-weight-complex="normal"/>
    </style:style>
    <style:style style:name="P14" style:family="paragraph" style:parent-style-name="Standard">
      <style:paragraph-properties fo:line-height="150%" fo:text-align="center" style:justify-single-word="false"/>
      <style:text-properties style:font-name="Liberation Serif" fo:font-size="11pt" fo:font-style="italic" style:text-underline-style="none" officeooo:rsid="007e1452" officeooo:paragraph-rsid="007e1452" style:font-size-asian="11pt" style:font-style-asian="italic" style:font-size-complex="11pt" style:font-style-complex="italic"/>
    </style:style>
    <style:style style:name="P15" style:family="paragraph" style:parent-style-name="Standard">
      <style:paragraph-properties fo:line-height="150%" fo:text-align="justify" style:justify-single-word="false"/>
      <style:text-properties fo:font-size="11pt" officeooo:paragraph-rsid="00819ddc" style:font-size-asian="11pt" style:font-size-complex="11pt"/>
    </style:style>
    <style:style style:name="P16" style:family="paragraph" style:parent-style-name="Standard">
      <style:paragraph-properties fo:line-height="115%" fo:text-align="justify" style:justify-single-word="false"/>
      <style:text-properties fo:font-size="10pt" officeooo:paragraph-rsid="007e1452" style:font-size-asian="10pt" style:font-size-complex="10pt"/>
    </style:style>
    <style:style style:name="P17" style:family="paragraph" style:parent-style-name="Standard">
      <style:paragraph-properties fo:line-height="115%" fo:text-align="justify" style:justify-single-word="false"/>
      <style:text-properties fo:font-size="10pt" officeooo:paragraph-rsid="00805e95" style:font-size-asian="10pt" style:font-size-complex="10pt"/>
    </style:style>
    <style:style style:name="P18" style:family="paragraph" style:parent-style-name="Standard">
      <loext:graphic-properties draw:fill="none"/>
      <style:paragraph-properties fo:margin-left="0cm" fo:margin-right="0cm" fo:line-height="115%" fo:text-align="center" style:justify-single-word="false" fo:text-indent="2cm" style:auto-text-indent="false" fo:background-color="transparent"/>
      <style:text-properties style:font-name="Liberation Serif" fo:font-size="10pt" officeooo:rsid="0019e65d" officeooo:paragraph-rsid="001a32ab" style:font-size-asian="10pt" style:font-size-complex="10pt"/>
    </style:style>
    <style:style style:name="P19" style:family="paragraph" style:parent-style-name="Standard">
      <loext:graphic-properties draw:fill="none"/>
      <style:paragraph-properties fo:margin-left="0cm" fo:margin-right="0cm" fo:line-height="115%" fo:text-align="center" style:justify-single-word="false" fo:text-indent="2cm" style:auto-text-indent="false" fo:background-color="transparent"/>
      <style:text-properties style:font-name="Liberation Serif" fo:font-size="10pt" officeooo:rsid="0019e65d" officeooo:paragraph-rsid="00805e95" style:font-size-asian="10pt" style:font-size-complex="10pt"/>
    </style:style>
    <style:style style:name="P20" style:family="paragraph" style:parent-style-name="Standard">
      <style:paragraph-properties fo:text-align="center" style:justify-single-word="false" fo:padding="0.049cm" fo:border="0.06pt solid #000000" style:shadow="#808080 0.18cm 0.18cm"/>
      <style:text-properties officeooo:rsid="005290f4" officeooo:paragraph-rsid="001a32ab"/>
    </style:style>
    <style:style style:name="P21" style:family="paragraph" style:parent-style-name="Standard">
      <style:paragraph-properties fo:text-align="center" style:justify-single-word="false" fo:padding="0.049cm" fo:border="0.06pt solid #000000" style:shadow="#808080 0.18cm 0.18cm"/>
      <style:text-properties officeooo:rsid="005290f4" officeooo:paragraph-rsid="00805e95"/>
    </style:style>
    <style:style style:name="P22" style:family="paragraph" style:parent-style-name="Standard">
      <style:paragraph-properties fo:text-align="center" style:justify-single-word="false" fo:padding="0.049cm" fo:border="0.06pt solid #000000" style:shadow="#808080 0.18cm 0.18cm"/>
      <style:text-properties style:font-name="Liberation Serif" fo:font-size="10pt" fo:font-weight="bold" officeooo:rsid="0011a1f6" officeooo:paragraph-rsid="001a32ab" style:font-size-asian="10pt" style:font-weight-asian="bold" style:font-size-complex="10pt" style:font-weight-complex="bold"/>
    </style:style>
    <style:style style:name="P23" style:family="paragraph" style:parent-style-name="Standard">
      <style:paragraph-properties fo:text-align="center" style:justify-single-word="false" fo:padding="0.049cm" fo:border="0.06pt solid #000000" style:shadow="#808080 0.18cm 0.18cm"/>
      <style:text-properties style:font-name="Liberation Serif" fo:font-size="10pt" fo:font-weight="bold" officeooo:rsid="0011a1f6" officeooo:paragraph-rsid="00805e95" style:font-size-asian="10pt" style:font-weight-asian="bold" style:font-size-complex="10pt" style:font-weight-complex="bold"/>
    </style:style>
    <style:style style:name="P24" style:family="paragraph" style:parent-style-name="Standard">
      <style:paragraph-properties fo:text-align="center" style:justify-single-word="false" fo:padding="0.049cm" fo:border="0.06pt solid #000000" style:shadow="#808080 0.18cm 0.18cm"/>
      <style:text-properties style:font-name="Liberation Serif" fo:font-size="10pt" fo:font-weight="bold" officeooo:rsid="0019e65d" officeooo:paragraph-rsid="00805e95" style:font-size-asian="10pt" style:font-weight-asian="bold" style:font-size-complex="10pt" style:font-weight-complex="bold"/>
    </style:style>
    <style:style style:name="P25" style:family="paragraph" style:parent-style-name="Standard">
      <style:paragraph-properties fo:text-align="center" style:justify-single-word="false" fo:padding="0.049cm" fo:border="0.06pt solid #000000" style:shadow="#808080 0.18cm 0.18cm"/>
      <style:text-properties style:font-name="Liberation Serif" fo:font-size="10pt" officeooo:rsid="0011a1f6" officeooo:paragraph-rsid="001a32ab" style:font-size-asian="10pt" style:font-size-complex="10pt"/>
    </style:style>
    <style:style style:name="P26" style:family="paragraph" style:parent-style-name="Standard">
      <style:paragraph-properties fo:text-align="center" style:justify-single-word="false" fo:padding="0.049cm" fo:border="0.06pt solid #000000" style:shadow="#808080 0.18cm 0.18cm"/>
      <style:text-properties style:font-name="Liberation Serif" fo:font-size="10pt" officeooo:rsid="0011a1f6" officeooo:paragraph-rsid="00805e95" style:font-size-asian="10pt" style:font-size-complex="10pt"/>
    </style:style>
    <style:style style:name="P27" style:family="paragraph" style:parent-style-name="Standard">
      <style:paragraph-properties fo:text-align="center" style:justify-single-word="false" fo:padding="0.049cm" fo:border="0.06pt solid #000000" style:shadow="#808080 0.18cm 0.18cm"/>
      <style:text-properties style:font-name="Liberation Serif" fo:font-size="10pt" officeooo:rsid="0019e65d" officeooo:paragraph-rsid="001a32ab" style:font-size-asian="10pt" style:font-size-complex="10pt"/>
    </style:style>
    <style:style style:name="P28" style:family="paragraph" style:parent-style-name="Standard">
      <style:paragraph-properties fo:text-align="center" style:justify-single-word="false" fo:padding="0.049cm" fo:border="0.06pt solid #000000" style:shadow="#808080 0.18cm 0.18cm"/>
      <style:text-properties style:font-name="Liberation Serif" fo:font-size="10pt" officeooo:rsid="0019e65d" officeooo:paragraph-rsid="00805e95" style:font-size-asian="10pt" style:font-size-complex="10pt"/>
    </style:style>
    <style:style style:name="P29" style:family="paragraph" style:parent-style-name="Standard">
      <style:paragraph-properties fo:line-height="200%" fo:text-align="justify" style:justify-single-word="false" fo:padding="0.049cm" fo:border="none" style:shadow="none"/>
      <style:text-properties style:font-name="Liberation Serif" fo:font-size="16pt" fo:language="fr" fo:country="FR" fo:font-style="normal" fo:font-weight="normal" officeooo:rsid="002a28b9" officeooo:paragraph-rsid="00805e95" style:font-size-asian="16pt" style:font-style-asian="normal" style:font-weight-asian="normal" style:font-size-complex="16pt" style:font-style-complex="normal" style:font-weight-complex="normal"/>
    </style:style>
    <style:style style:name="P30" style:family="paragraph" style:parent-style-name="Standard">
      <style:paragraph-properties fo:line-height="200%" fo:text-align="justify" style:justify-single-word="false" fo:padding="0.049cm" fo:border="none" style:shadow="none"/>
      <style:text-properties style:font-name="Liberation Serif" fo:font-size="16pt" fo:language="fr" fo:country="FR" fo:font-style="italic" fo:font-weight="normal" officeooo:rsid="002b7ae4" officeooo:paragraph-rsid="00805e95" style:font-name-asian="Liberation Serif1" style:font-size-asian="16pt" style:font-style-asian="italic" style:font-weight-asian="normal" style:font-name-complex="Liberation Serif1" style:font-size-complex="16pt" style:font-style-complex="italic" style:font-weight-complex="normal"/>
    </style:style>
    <style:style style:name="P31" style:family="paragraph" style:parent-style-name="Standard">
      <style:paragraph-properties fo:line-height="200%" fo:text-align="center" style:justify-single-word="false" style:shadow="none"/>
      <style:text-properties style:font-name="Liberation Serif" fo:font-size="16pt" fo:font-style="italic" officeooo:rsid="007e1452" officeooo:paragraph-rsid="00805e95" style:font-size-asian="16pt" style:font-style-asian="italic" style:font-size-complex="16pt" style:font-style-complex="italic"/>
    </style:style>
    <style:style style:name="P32" style:family="paragraph" style:parent-style-name="Standard">
      <style:paragraph-properties fo:line-height="200%" fo:text-align="justify" style:justify-single-word="false" style:shadow="none"/>
      <style:text-properties fo:font-size="16pt" officeooo:paragraph-rsid="00805e95" style:font-size-asian="16pt" style:font-size-complex="16pt"/>
    </style:style>
    <style:style style:name="P33" style:family="paragraph" style:parent-style-name="Standard">
      <style:paragraph-properties fo:text-align="start" style:justify-single-word="false"/>
      <style:text-properties style:font-name="Liberation Serif" fo:font-size="10pt" fo:font-weight="bold" officeooo:rsid="0088c604" officeooo:paragraph-rsid="0071bc03" style:font-name-asian="Liberation Serif1" style:font-size-asian="10pt" style:font-weight-asian="bold" style:font-name-complex="Liberation Serif1" style:font-size-complex="10pt" style:font-weight-complex="bold"/>
    </style:style>
    <style:style style:name="P34" style:family="paragraph" style:parent-style-name="Standard">
      <style:paragraph-properties fo:text-align="start" style:justify-single-word="false"/>
      <style:text-properties style:font-name="Liberation Serif" fo:font-size="10pt" fo:font-weight="bold" officeooo:rsid="008f9f86" officeooo:paragraph-rsid="002a743c" style:font-name-asian="Liberation Serif1" style:font-size-asian="10pt" style:font-weight-asian="bold" style:font-name-complex="Liberation Serif1" style:font-size-complex="10pt" style:font-weight-complex="bold"/>
    </style:style>
    <style:style style:name="P35" style:family="paragraph" style:parent-style-name="Standard">
      <style:paragraph-properties fo:text-align="start" style:justify-single-word="false"/>
      <style:text-properties style:font-name="Liberation Serif" fo:font-size="10pt" fo:font-weight="bold" officeooo:rsid="002b7ae4" officeooo:paragraph-rsid="001e49e2" style:font-name-asian="Liberation Serif1" style:font-size-asian="10pt" style:font-weight-asian="bold" style:font-name-complex="Liberation Serif1" style:font-size-complex="10pt" style:font-weight-complex="bold"/>
    </style:style>
    <style:style style:name="P36" style:family="paragraph" style:parent-style-name="Standard">
      <style:paragraph-properties fo:text-align="start" style:justify-single-word="false"/>
      <style:text-properties style:font-name="Liberation Serif" fo:font-size="10pt" fo:font-weight="bold" officeooo:rsid="0030aec0" officeooo:paragraph-rsid="00979be5" style:font-size-asian="10pt" style:font-weight-asian="bold" style:font-size-complex="10pt" style:font-weight-complex="bold"/>
    </style:style>
    <style:style style:name="P37" style:family="paragraph" style:parent-style-name="Standard">
      <style:paragraph-properties fo:text-align="start" style:justify-single-word="false"/>
      <style:text-properties style:font-name="Liberation Serif" fo:font-size="10pt" fo:font-weight="normal" officeooo:rsid="008f9f86" officeooo:paragraph-rsid="00979be5" style:font-name-asian="Liberation Serif1" style:font-size-asian="10pt" style:font-weight-asian="normal" style:font-name-complex="Liberation Serif1" style:font-size-complex="10pt" style:font-weight-complex="normal"/>
    </style:style>
    <style:style style:name="P38" style:family="paragraph" style:parent-style-name="Standard">
      <style:paragraph-properties fo:text-align="start" style:justify-single-word="false"/>
      <style:text-properties style:font-name="Liberation Serif" fo:font-size="10pt" fo:font-weight="normal" officeooo:rsid="0030aec0" officeooo:paragraph-rsid="00979be5"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style:font-name="Liberation Serif" fo:font-size="10pt" fo:language="fr" fo:country="FR" fo:font-style="normal" style:text-underline-style="none" fo:font-weight="normal" officeooo:rsid="00919c22" officeooo:paragraph-rsid="005f0f9f" style:font-name-asian="Liberation Serif1" style:font-size-asian="10pt" style:font-style-asian="normal" style:font-weight-asian="normal" style:font-name-complex="Liberation Serif1" style:font-size-complex="10pt" style:font-style-complex="normal" style:font-weight-complex="normal"/>
    </style:style>
    <style:style style:name="P40" style:family="paragraph" style:parent-style-name="Standard">
      <style:paragraph-properties fo:text-align="start" style:justify-single-word="false"/>
      <style:text-properties style:font-name="Liberation Serif" fo:font-size="10pt" fo:language="fr" fo:country="FR" fo:font-style="normal" style:text-underline-style="none" fo:font-weight="normal" officeooo:rsid="0093540c" officeooo:paragraph-rsid="0093540c" style:font-name-asian="Liberation Serif1" style:font-size-asian="10pt" style:font-style-asian="normal" style:font-weight-asian="normal" style:font-name-complex="Liberation Serif1"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52a78" style:font-weight-asian="bold" style:font-weight-complex="bold"/>
    </style:style>
    <style:style style:name="T3" style:family="text">
      <style:text-properties fo:font-weight="bold" style:font-weight-asian="bold" style:font-weight-complex="bold" loext:padding="0.049cm" loext:border="0.06pt solid #000000" loext:shadow="none"/>
    </style:style>
    <style:style style:name="T4" style:family="text">
      <style:text-properties fo:font-weight="bold" officeooo:rsid="007e1452" style:font-weight-asian="bold" style:font-weight-complex="bold"/>
    </style:style>
    <style:style style:name="T5" style:family="text">
      <style:text-properties style:text-position="super 58%" fo:font-weight="bold" style:font-weight-asian="bold" style:font-weight-complex="bold"/>
    </style:style>
    <style:style style:name="T6" style:family="text">
      <style:text-properties fo:font-style="italic" officeooo:rsid="002b7ae4" style:font-name-asian="Liberation Serif1" style:font-style-asian="italic" style:font-name-complex="Liberation Serif1" style:font-style-complex="italic"/>
    </style:style>
    <style:style style:name="T7" style:family="text">
      <style:text-properties fo:font-style="italic" officeooo:rsid="002b7ae4" style:font-name-asian="Liberation Serif1" style:font-style-asian="italic" style:font-name-complex="Liberation Serif1" style:font-style-complex="italic" loext:padding="0.049cm" loext:border="0.06pt solid #000000" loext:shadow="none"/>
    </style:style>
    <style:style style:name="T8" style:family="text">
      <style:text-properties fo:font-style="italic" style:text-underline-style="none" officeooo:rsid="00223dbb" style:font-style-asian="italic" style:font-style-complex="italic"/>
    </style:style>
    <style:style style:name="T9" style:family="text">
      <style:text-properties fo:font-style="italic" style:text-underline-style="none" officeooo:rsid="00223dbb" style:font-style-asian="italic" style:font-style-complex="italic" loext:padding="0.049cm" loext:border="0.06pt solid #000000" loext:shadow="none"/>
    </style:style>
    <style:style style:name="T10" style:family="text">
      <style:text-properties fo:font-style="italic" style:text-underline-style="none" officeooo:rsid="00846764" style:font-style-asian="italic" style:font-style-complex="italic"/>
    </style:style>
    <style:style style:name="T11" style:family="text">
      <style:text-properties fo:font-style="italic" style:text-underline-style="none" fo:font-weight="bold" officeooo:rsid="00223dbb" style:font-style-asian="italic" style:font-weight-asian="bold" style:font-style-complex="italic" style:font-weight-complex="bold"/>
    </style:style>
    <style:style style:name="T12" style:family="text">
      <style:text-properties fo:font-style="italic" style:text-underline-style="none" fo:font-weight="bold" officeooo:rsid="008355a7" style:font-style-asian="italic" style:font-weight-asian="bold" style:font-style-complex="italic" style:font-weight-complex="bold"/>
    </style:style>
    <style:style style:name="T13" style:family="text">
      <style:text-properties fo:font-style="italic" style:text-underline-style="none" fo:font-weight="bold" officeooo:rsid="00819ddc" style:font-style-asian="italic" style:font-weight-asian="bold" style:font-style-complex="italic" style:font-weight-complex="bold"/>
    </style:style>
    <style:style style:name="T14" style:family="text">
      <style:text-properties fo:font-style="italic" style:text-underline-style="none" fo:font-weight="bold" officeooo:rsid="00840515" style:font-style-asian="italic" style:font-weight-asian="bold" style:font-style-complex="italic" style:font-weight-complex="bold"/>
    </style:style>
    <style:style style:name="T15" style:family="text">
      <style:text-properties fo:font-style="italic" style:text-underline-style="none" fo:font-weight="bold" officeooo:rsid="00846764"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officeooo:rsid="0031c834" style:font-name-asian="Liberation Serif1" style:font-name-complex="Liberation Serif1"/>
    </style:style>
    <style:style style:name="T18" style:family="text">
      <style:text-properties officeooo:rsid="002706b0" style:font-name-asian="Liberation Serif1" style:font-name-complex="Liberation Serif1"/>
    </style:style>
    <style:style style:name="T19" style:family="text">
      <style:text-properties officeooo:rsid="002a743c" style:font-name-asian="Liberation Serif1" style:font-name-complex="Liberation Serif1"/>
    </style:style>
    <style:style style:name="T20" style:family="text">
      <style:text-properties officeooo:rsid="008d11b2" style:font-name-asian="Liberation Serif1" style:font-name-complex="Liberation Serif1"/>
    </style:style>
    <style:style style:name="T21" style:family="text">
      <style:text-properties officeooo:rsid="008d7117" style:font-name-asian="Liberation Serif1" style:font-name-complex="Liberation Serif1"/>
    </style:style>
    <style:style style:name="T22" style:family="text">
      <style:text-properties officeooo:rsid="008f9f86" style:font-name-asian="Liberation Serif1" style:font-name-complex="Liberation Serif1"/>
    </style:style>
    <style:style style:name="T23" style:family="text">
      <style:text-properties officeooo:rsid="00919c22" style:font-name-asian="Liberation Serif1" style:font-name-complex="Liberation Serif1"/>
    </style:style>
    <style:style style:name="T24" style:family="text">
      <style:text-properties officeooo:rsid="00979be5" style:font-name-asian="Liberation Serif1" style:font-name-complex="Liberation Serif1"/>
    </style:style>
    <style:style style:name="T25" style:family="text">
      <style:text-properties fo:font-weight="normal" officeooo:rsid="002a743c" style:font-name-asian="Liberation Serif1" style:font-weight-asian="normal" style:font-name-complex="Liberation Serif1" style:font-weight-complex="normal"/>
    </style:style>
    <style:style style:name="T26" style:family="text">
      <style:text-properties fo:font-weight="normal" officeooo:rsid="008f9f86" style:font-name-asian="Liberation Serif1" style:font-weight-asian="normal" style:font-name-complex="Liberation Serif1" style:font-weight-complex="normal"/>
    </style:style>
    <style:style style:name="T27" style:family="text">
      <style:text-properties fo:font-weight="normal" officeooo:rsid="00979be5" style:font-name-asian="Liberation Serif1" style:font-weight-asian="normal" style:font-name-complex="Liberation Serif1" style:font-weight-complex="normal"/>
    </style:style>
    <style:style style:name="T28" style:family="text">
      <style:text-properties style:text-underline-style="none"/>
    </style:style>
    <style:style style:name="T29" style:family="text">
      <style:text-properties style:text-underline-style="none" officeooo:rsid="008abf10"/>
    </style:style>
    <style:style style:name="T30" style:family="text">
      <style:text-properties style:font-name="Liberation Serif" fo:font-size="10pt" fo:font-weight="bold" style:font-size-asian="10pt" style:font-weight-asian="bold" style:font-size-complex="10pt" style:font-weight-complex="bold"/>
    </style:style>
    <style:style style:name="T31" style:family="text">
      <style:text-properties style:font-name="Liberation Serif" fo:language="fr" fo:country="FR" fo:font-style="italic" fo:font-weight="normal" style:font-style-asian="italic" style:font-weight-asian="normal" style:font-style-complex="italic" style:font-weight-complex="normal"/>
    </style:style>
    <style:style style:name="T32" style:family="text">
      <style:text-properties style:font-name="Liberation Serif" fo:language="fr" fo:country="FR" fo:font-style="italic" fo:font-weight="normal" style:font-style-asian="italic" style:font-weight-asian="normal" style:font-style-complex="italic" style:font-weight-complex="normal" loext:padding="0.049cm" loext:border="0.06pt solid #000000" loext:shadow="none"/>
    </style:style>
    <style:style style:name="T33" style:family="text">
      <style:text-properties style:font-name="Liberation Serif" fo:language="fr" fo:country="FR" fo:font-style="italic" fo:font-weight="normal" officeooo:rsid="002b7ae4" style:font-name-asian="Liberation Serif1" style:font-style-asian="italic" style:font-weight-asian="normal" style:font-name-complex="Liberation Serif1" style:font-style-complex="italic" style:font-weight-complex="normal"/>
    </style:style>
    <style:style style:name="T34" style:family="text">
      <style:text-properties style:font-name="Liberation Serif" fo:language="fr" fo:country="FR" fo:font-style="italic" fo:font-weight="bold" style:font-style-asian="italic" style:font-weight-asian="bold" style:font-style-complex="italic" style:font-weight-complex="bold"/>
    </style:style>
    <style:style style:name="T35" style:family="text">
      <style:text-properties style:font-name="Liberation Serif" fo:language="fr" fo:country="FR" fo:font-style="italic" fo:font-weight="bold" officeooo:rsid="00819ddc" style:font-style-asian="italic" style:font-weight-asian="bold" style:font-style-complex="italic" style:font-weight-complex="bold"/>
    </style:style>
    <style:style style:name="T36" style:family="text">
      <style:text-properties fo:language="fr" fo:country="FR" style:text-underline-style="none" fo:font-weight="normal" officeooo:rsid="002b7ae4" style:font-name-asian="Liberation Serif1" style:font-weight-asian="normal" style:font-name-complex="Liberation Serif1" style:font-weight-complex="normal"/>
    </style:style>
    <style:style style:name="T37" style:family="text">
      <style:text-properties fo:language="fr" fo:country="FR" fo:font-style="normal" style:text-underline-style="none" fo:font-weight="normal" officeooo:rsid="00919c22" style:font-name-asian="Liberation Serif1" style:font-style-asian="normal" style:font-weight-asian="normal" style:font-name-complex="Liberation Serif1" style:font-style-complex="normal" style:font-weight-complex="normal"/>
    </style:style>
    <style:style style:name="T38" style:family="text">
      <style:text-properties fo:language="fr" fo:country="FR" fo:font-style="normal" style:text-underline-style="none" fo:font-weight="normal" officeooo:rsid="0093540c" style:font-name-asian="Liberation Serif1" style:font-style-asian="normal" style:font-weight-asian="normal" style:font-name-complex="Liberation Serif1" style:font-style-complex="normal" style:font-weight-complex="normal"/>
    </style:style>
    <style:style style:name="T39" style:family="text">
      <style:text-properties officeooo:rsid="008a40d4"/>
    </style:style>
    <style:style style:name="T40" style:family="text">
      <style:text-properties officeooo:rsid="008abf10"/>
    </style:style>
    <style:style style:name="T41" style:family="text">
      <style:text-properties officeooo:rsid="008d7117"/>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officeooo:rsid="008d7117"/>
    </style:style>
    <style:style style:name="T44" style:family="text">
      <style:text-properties style:text-underline-style="solid" style:text-underline-width="auto" style:text-underline-color="font-color" officeooo:rsid="008de4cf"/>
    </style:style>
    <style:style style:name="T45" style:family="text">
      <style:text-properties style:text-underline-style="solid" style:text-underline-width="auto" style:text-underline-color="font-color" officeooo:rsid="008e97f6"/>
    </style:style>
    <style:style style:name="T46" style:family="text">
      <style:text-properties officeooo:rsid="008de4cf"/>
    </style:style>
    <style:style style:name="T47" style:family="text">
      <style:text-properties officeooo:rsid="008e97f6"/>
    </style:style>
    <style:style style:name="T48" style:family="text">
      <style:text-properties officeooo:rsid="00979b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Dictée préparée / </text:span><text:span text:style-name="T2">5</text:span><text:span text:style-name="T5">e</text:span><text:span text:style-name="T1"> / T</text:span><text:span text:style-name="T4">3</text:span></text:p>
      <text:p text:style-name="P22"/>
      <text:p text:style-name="P20"><text:span text:style-name="T30">source : </text:span><text:a xlink:type="simple" xlink:href="https://bescherelle.com/le-conditionnel-present-140-mots" text:style-name="Internet_20_link" text:visited-style-name="Visited_20_Internet_20_Link"><text:span text:style-name="T30">https://bescherelle.com/le-conditionnel-present-140-mots</text:span></text:a><text:span text:style-name="T30"> </text:span></text:p>
      <text:p text:style-name="P22"/>
      <text:p text:style-name="P27"><text:span text:style-name="T1">Les expressions </text:span><text:span text:style-name="T3">encadrées</text:span><text:span text:style-name="T1"> ne sont pas à retenir.</text:span></text:p>
      <text:p text:style-name="P18"/>
      <text:p text:style-name="P7"><text:span text:style-name="T40">Envisager</text:span> <text:span text:style-name="T40">l’avenir</text:span> dans un récit au passé</text:p>
      <text:p text:style-name="P6"><text:tab/>L’été touchait à sa fin et avec lui, la saison des pluies. D’ici quelques jours, le vent balayerait les dernières averses et, en quelques semaines, le pays entier s’enfoncerait dans l’hiver.</text:p>
      <text:p text:style-name="P16"><text:span text:style-name="T31"><text:tab/>L’énorme camion ralentit, sembla hésiter, et s’engagea finalement à gauche. Désormais, tout demi-tour devenait impossible. La piste était trop étroite. Mais cela, </text:span><text:span text:style-name="T32">Ryham</text:span><text:span text:style-name="T31"> le savait.</text:span></text:p>
      <text:p text:style-name="P17"><text:span text:style-name="T31"><text:tab/>- Désolé pour cette fois, murmura-t-il en souriant comme un gamin, mais j’ai trop envie de vous revoir !<text:line-break/><text:tab/>Tout de suite, la pente se raidit. Il changea de vitesse et l’énorme moteur gronda un peu plus fort. Un rapide coup d’œil sur sa montre. D’ici deux ou trois heures, il arriverait au poste frontière. Ensuite ils seraient seuls, lui et son camion. Seuls pour grimper jusqu’au col des Mille Larmes, et seuls pour redescendre jusqu’au village de </text:span><text:span text:style-name="T32">Baygülin</text:span><text:span text:style-name="T31">. À partir de là, tout serait simple.</text:span></text:p>
      <text:p text:style-name="P1"/>
      <text:p text:style-name="P14"><text:span text:style-name="T39">Envisager</text:span> l’<text:span text:style-name="T39">avenir </text:span>dans un récit au passé</text:p>
      <text:p text:style-name="P11"><text:tab/>L’été touchait à sa fin et avec lui, la saison des pluies. D’ici quelques jours, le vent balayerait les dernières averses et, en quelques semaines, le pays entier s’enfoncerait dans l’hiver.</text:p>
      <text:p text:style-name="P15"><text:span text:style-name="T31"><text:tab/>L’énorme camion ralentit, sembla hésiter, et </text:span><text:span text:style-name="T34">s’engagea</text:span><text:span text:style-name="T35">[ne pas écrire *s’engaga]</text:span><text:span text:style-name="T31"> finalement à gauche. Désormais, tout demi-tour devenait impossible. La piste était trop étroite. Mais cela, </text:span><text:span text:style-name="T32">Ryham</text:span><text:span text:style-name="T31"> le savait.</text:span></text:p>
      <text:p text:style-name="P12"><text:span text:style-name="T8"><text:tab/>- Désolé pour cette fois, </text:span><text:span text:style-name="T11">murmura-t-il</text:span><text:span text:style-name="T13">[il « murmura » </text:span><text:span text:style-name="T12">sans -t </text:span><text:span text:style-name="T13">mais « murmura-t-il » avec un -t-]</text:span><text:span text:style-name="T8"> en souriant comme un gamin, mais j’ai trop </text:span><text:span text:style-name="T11">envie</text:span><text:span text:style-name="T12">[le </text:span><text:span text:style-name="T14">nom</text:span><text:span text:style-name="T12"> « envie » prend toujours un -e sauf dans l’expression « à l’envi »]</text:span><text:span text:style-name="T8"> de vous revoir !</text:span></text:p>
      <text:p text:style-name="P13"><text:span text:style-name="T8"><text:tab/>Tout de suite, la pente se raidit. Il </text:span><text:span text:style-name="T11">changea</text:span><text:span text:style-name="T13">[ne pas écrire *</text:span><text:span text:style-name="T14">changa</text:span><text:span text:style-name="T13">]</text:span><text:span text:style-name="T8"> de vitesse et l’énorme moteur gronda un peu plus fort. Un rapide coup d’œil sur sa montre. D’ici deux ou trois heures, il arriverait au poste frontière. Ensuite ils seraient seuls, lui et son camion. Seuls pour grimper jusqu’au col des </text:span><text:span text:style-name="T11">Mille</text:span><text:span text:style-name="T15">[mille ne prend jamais de -s]</text:span><text:span text:style-name="T10"> </text:span><text:span text:style-name="T8"><text:s/>Larmes, et seuls pour redescendre jusqu’au village de </text:span><text:span text:style-name="T9">Baygülin</text:span><text:span text:style-name="T8">. </text:span><text:span text:style-name="T11">À</text:span><text:span text:style-name="T15">[vous n’êtes pas obligé d’écrire l’accent sur une majuscule]</text:span><text:span text:style-name="T8"> partir de là, tout serait simple.</text:span></text:p>
      <text:p text:style-name="P33"/>
      <text:p text:style-name="P2"><text:span text:style-name="T17">►</text:span><text:span text:style-name="T22">le -t- dans les formes verbales dont le sujet (3S) est placé après le verbe</text:span></text:p>
      <text:p text:style-name="P34"><text:tab/>Si la forme verbale ne se termine pas par un -t ou un -d, un -t- apparaît :</text:p>
      <text:p text:style-name="P36"><text:span text:style-name="T25"><text:tab/></text:span><text:span text:style-name="T26">il murmura<text:tab/>→ murmura-t-il<text:tab/><text:tab/></text:span><text:span text:style-name="T27">← ajout d’un -t-</text:span></text:p>
      <text:p text:style-name="P38"><text:span text:style-name="T19"><text:tab/></text:span><text:span text:style-name="T22">il arrive<text:tab/><text:tab/>→ arrive-t-il<text:tab/><text:tab/></text:span><text:span text:style-name="T24">← ajoute d’un -t-</text:span></text:p>
      <text:p text:style-name="P37"><text:tab/>il finit<text:tab/><text:tab/>→ finit-il<text:tab/><text:tab/><text:span text:style-name="T48">← pas besoin d’ajouter -t-</text:span></text:p>
      <text:p text:style-name="P37"><text:tab/>il prend<text:tab/><text:tab/>→ prend-il<text:tab/><text:tab/><text:span text:style-name="T48">← pas besoin d’ajouter -t-</text:span></text:p>
      <text:p text:style-name="P10"/>
      <text:p text:style-name="P4"><text:span text:style-name="T17">►</text:span><text:span text:style-name="T23">les homonyes de « la »</text:span></text:p>
      <text:p text:style-name="P4"><text:span text:style-name="T23"><text:tab/></text:span><text:span text:style-name="T37">la : déterminant article défini</text:span></text:p>
      <text:p text:style-name="P39"><text:tab/>là : adverbe de lieu ou de temps</text:p>
      <text:p text:style-name="P39"><text:tab/>las : adjectif signifiant <text:span text:style-name="T16">fatigué</text:span> (féminin : lasse)</text:p>
      <text:p text:style-name="P4"><text:span text:style-name="T37"><text:tab/></text:span><text:span text:style-name="T38">l’as : article élidé suivi du verbe avoir (2S)</text:span></text:p>
      <text:p text:style-name="P5"><text:span text:style-name="T37"><text:tab/></text:span><text:span text:style-name="T38">l’a : article élidé suivi du verbe avoir (3S)</text:span></text:p>
      <text:p text:style-name="P40"/>
      <text:p text:style-name="P3"><text:span text:style-name="T17">►</text:span><text:span text:style-name="T18">conjugaison </text:span><text:span text:style-name="T20">du conditionnel présent : </text:span><text:span text:style-name="T21">radical du futur et terminaisons de l’imparfait</text:span></text:p>
      <text:p text:style-name="P8"><text:tab/><text:span text:style-name="T41">je serais (=je </text:span><text:span text:style-name="T43">ser</text:span><text:span text:style-name="T41">ai + j’ét</text:span><text:span text:style-name="T43">ais</text:span><text:span text:style-name="T41">)<text:tab/><text:tab/><text:tab/><text:tab/>j’arriverais</text:span></text:p>
      <text:p text:style-name="P8"><text:tab/><text:span text:style-name="T46">tu serais<text:tab/><text:tab/><text:tab/><text:tab/><text:tab/><text:tab/><text:tab/>tu arriverais (=j’</text:span><text:span text:style-name="T44">arriver</text:span><text:span text:style-name="T46">ai + j’arriv</text:span><text:span text:style-name="T44">ais</text:span><text:span text:style-name="T46">)</text:span></text:p>
      <text:p text:style-name="P9"><text:tab/>il serait<text:tab/><text:tab/><text:tab/><text:tab/><text:tab/><text:tab/><text:tab/><text:span text:style-name="T47">il arriverait</text:span></text:p>
      <text:p text:style-name="P9"><text:tab/>nous serions <text:span text:style-name="T41">(=</text:span>nous<text:span text:style-name="T41"> </text:span><text:span text:style-name="T43">ser</text:span><text:span text:style-name="T28">ons</text:span><text:span text:style-name="T41"> + </text:span>nous <text:span text:style-name="T41">ét</text:span><text:span text:style-name="T42">ions</text:span><text:span text:style-name="T41">)<text:tab/><text:tab/><text:tab/>nous arriverions</text:span></text:p>
      <text:p text:style-name="P9"><text:tab/>vous seriez<text:tab/><text:tab/><text:tab/><text:tab/><text:tab/><text:tab/><text:span text:style-name="T47">vous arriveriez</text:span></text:p>
      <text:p text:style-name="P9"><text:tab/>ils seraient<text:tab/><text:tab/><text:tab/><text:tab/><text:tab/><text:tab/><text:span text:style-name="T47">ils arriveraient (=ils </text:span><text:span text:style-name="T45">arriv</text:span><text:span text:style-name="T47">eront + ils arriv</text:span><text:span text:style-name="T45">aient</text:span><text:span text:style-name="T47">)</text:span></text:p>
      <text:p text:style-name="P35"/>
      <text:p text:style-name="P35"/>
      <text:p text:style-name="P35"/>
      <text:p text:style-name="P23"><text:soft-page-break/></text:p>
      <text:p text:style-name="P26"><text:span text:style-name="T1">Dictée préparée / </text:span><text:span text:style-name="T2">5</text:span><text:span text:style-name="T5">e</text:span><text:span text:style-name="T1"> / T</text:span><text:span text:style-name="T4">3</text:span></text:p>
      <text:p text:style-name="P23"/>
      <text:p text:style-name="P21"><text:span text:style-name="T30">source : </text:span><text:a xlink:type="simple" xlink:href="https://bescherelle.com/le-conditionnel-present-140-mots" text:style-name="Internet_20_link" text:visited-style-name="Visited_20_Internet_20_Link"><text:span text:style-name="T30">https://bescherelle.com/le-conditionnel-present-140-mots</text:span></text:a><text:span text:style-name="T30"> </text:span></text:p>
      <text:p text:style-name="P23"/>
      <text:p text:style-name="P28"><text:span text:style-name="T1">Les expressions </text:span><text:span text:style-name="T3">encadrées</text:span><text:span text:style-name="T1"> ne sont pas à retenir.</text:span></text:p>
      <text:p text:style-name="P24"/>
      <text:p text:style-name="P19"/>
      <text:p text:style-name="P31"><text:span text:style-name="T29">Envisag</text:span><text:span text:style-name="T36">_______________</text:span><text:span text:style-name="T28"> </text:span><text:span text:style-name="T29">l’avenir</text:span><text:span text:style-name="T28"> dans un récit au passé</text:span></text:p>
      <text:p text:style-name="P32"><text:span text:style-name="T31"><text:tab/>L’été </text:span><text:span text:style-name="T33">_______________</text:span><text:span text:style-name="T31"> à sa fin et avec lui, la saison des pluies. D’ici </text:span><text:span text:style-name="T33">_______________</text:span><text:span text:style-name="T31"> jours, le vent </text:span><text:span text:style-name="T33">_______________</text:span><text:span text:style-name="T31"> les dernières averses et, en </text:span><text:span text:style-name="T33">_______________</text:span><text:span text:style-name="T31"> semaines, le pays entier </text:span><text:span text:style-name="T33">_______________</text:span><text:span text:style-name="T31"> dans l’hiver.</text:span></text:p>
      <text:p text:style-name="P32"><text:span text:style-name="T31"><text:tab/>L’énorme camion ralentit, </text:span><text:span text:style-name="T33">_______________</text:span><text:span text:style-name="T31"> hésiter, et </text:span><text:span text:style-name="T33">_______________</text:span><text:span text:style-name="T31"> finalement </text:span><text:span text:style-name="T33">_______________</text:span><text:span text:style-name="T31"> gauche. </text:span><text:span text:style-name="T33">_______________</text:span><text:span text:style-name="T31">, tout demi-tour </text:span><text:span text:style-name="T33">_______________</text:span><text:span text:style-name="T31"> impossible. La piste </text:span><text:span text:style-name="T33">_______________</text:span><text:span text:style-name="T31"> trop étroite. Mais cela, </text:span><text:span text:style-name="T32">Ryham</text:span><text:span text:style-name="T31"> le savait.</text:span></text:p>
      <text:p text:style-name="P30"><text:tab/>- Désolé pour cette fois, murmura-t-il en souriant comme un gamin, mais j’ai trop envie de vous revoir !</text:p>
      <text:p text:style-name="P29"><text:span text:style-name="T6"><text:tab/>Tout de suite, la pente se _______________. Il _______________ de vitesse et l’énorme moteur gronda un peu plus fort. Un rapide coup d’œil sur sa montre. D’ici deux ou trois heures, il _______________ au poste frontière. Ensuite ils _______________ seuls, lui et _______________ camion. Seuls pour _______________ jusqu’au col des Mille Larmes, et seuls pour redescendre jusqu’au village de </text:span><text:span text:style-name="T7">Baygülin</text:span><text:span text:style-name="T6">. À partir de _______________, tout _______________ si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David CLM" style:font-family-complex="'David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16:08:39.673565603</meta:creation-date>
    <dc:date>2020-08-29T17:03:39.100483302</dc:date>
    <meta:editing-duration>PT1H28M54S</meta:editing-duration>
    <meta:editing-cycles>77</meta:editing-cycles>
    <meta:generator>LibreOffice/6.0.7.3$Linux_X86_64 LibreOffice_project/00m0$Build-3</meta:generator>
    <meta:print-date>2020-08-29T12:12:46.480664111</meta:print-date>
    <meta:document-statistic meta:table-count="0" meta:image-count="0" meta:object-count="0" meta:page-count="2" meta:paragraph-count="39" meta:word-count="691" meta:character-count="4386" meta:non-whitespace-character-count="3669"/>
  </office:meta>
</office:document-meta>
</file>